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2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an_score</text:p>
          </table:table-cell>
          <table:table-cell office:value-type="string" calcext:value-type="string">
            <text:p>std dev score</text:p>
          </table:table-cell>
          <table:table-cell office:value-type="string" calcext:value-type="string">
            <text:p><text:s/>n_neighbor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<text:s/>leaf_size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<text:s/>p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224240238" calcext:value-type="float">
            <text:p>0.9442242402</text:p>
          </table:table-cell>
          <table:table-cell office:value-type="float" office:value="0.00128343833097" calcext:value-type="float">
            <text:p>0.0012834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87143743" calcext:value-type="float">
            <text:p>0.9427871437</text:p>
          </table:table-cell>
          <table:table-cell office:value-type="float" office:value="0.000709845321293" calcext:value-type="float">
            <text:p>0.000709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87143743" calcext:value-type="float">
            <text:p>0.9427871437</text:p>
          </table:table-cell>
          <table:table-cell office:value-type="float" office:value="0.000709845321293" calcext:value-type="float">
            <text:p>0.000709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87143743" calcext:value-type="float">
            <text:p>0.9427871437</text:p>
          </table:table-cell>
          <table:table-cell office:value-type="float" office:value="0.000709845321293" calcext:value-type="float">
            <text:p>0.000709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87143743" calcext:value-type="float">
            <text:p>0.9427871437</text:p>
          </table:table-cell>
          <table:table-cell office:value-type="float" office:value="0.000709845321293" calcext:value-type="float">
            <text:p>0.000709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87143743" calcext:value-type="float">
            <text:p>0.9427871437</text:p>
          </table:table-cell>
          <table:table-cell office:value-type="float" office:value="0.000709845321293" calcext:value-type="float">
            <text:p>0.000709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787143743" calcext:value-type="float">
            <text:p>0.9427871437</text:p>
          </table:table-cell>
          <table:table-cell office:value-type="float" office:value="0.000709845321293" calcext:value-type="float">
            <text:p>0.000709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40724083" calcext:value-type="float">
            <text:p>0.9424072408</text:p>
          </table:table-cell>
          <table:table-cell office:value-type="float" office:value="0.00135483906353" calcext:value-type="float">
            <text:p>0.0013548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40724083" calcext:value-type="float">
            <text:p>0.9424072408</text:p>
          </table:table-cell>
          <table:table-cell office:value-type="float" office:value="0.00135483906353" calcext:value-type="float">
            <text:p>0.0013548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40724083" calcext:value-type="float">
            <text:p>0.9424072408</text:p>
          </table:table-cell>
          <table:table-cell office:value-type="float" office:value="0.00135483906353" calcext:value-type="float">
            <text:p>0.0013548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40724083" calcext:value-type="float">
            <text:p>0.9424072408</text:p>
          </table:table-cell>
          <table:table-cell office:value-type="float" office:value="0.00135483906353" calcext:value-type="float">
            <text:p>0.0013548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40724083" calcext:value-type="float">
            <text:p>0.9424072408</text:p>
          </table:table-cell>
          <table:table-cell office:value-type="float" office:value="0.00135483906353" calcext:value-type="float">
            <text:p>0.0013548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240724083" calcext:value-type="float">
            <text:p>0.9424072408</text:p>
          </table:table-cell>
          <table:table-cell office:value-type="float" office:value="0.00135483906353" calcext:value-type="float">
            <text:p>0.00135483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82449723" calcext:value-type="float">
            <text:p>0.9390824497</text:p>
          </table:table-cell>
          <table:table-cell office:value-type="float" office:value="0.00119008898732" calcext:value-type="float">
            <text:p>0.0011900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82449723" calcext:value-type="float">
            <text:p>0.9390824497</text:p>
          </table:table-cell>
          <table:table-cell office:value-type="float" office:value="0.00119008898732" calcext:value-type="float">
            <text:p>0.0011900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73002444" calcext:value-type="float">
            <text:p>0.9390730024</text:p>
          </table:table-cell>
          <table:table-cell office:value-type="float" office:value="0.00117774032281" calcext:value-type="float">
            <text:p>0.00117774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6324557" calcext:value-type="float">
            <text:p>0.9390632456</text:p>
          </table:table-cell>
          <table:table-cell office:value-type="float" office:value="0.00119802125871" calcext:value-type="float">
            <text:p>0.0011980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6324557" calcext:value-type="float">
            <text:p>0.9390632456</text:p>
          </table:table-cell>
          <table:table-cell office:value-type="float" office:value="0.00119802125871" calcext:value-type="float">
            <text:p>0.0011980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6324557" calcext:value-type="float">
            <text:p>0.9390632456</text:p>
          </table:table-cell>
          <table:table-cell office:value-type="float" office:value="0.00119802125871" calcext:value-type="float">
            <text:p>0.0011980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0683148125" calcext:value-type="float">
            <text:p>0.9306831481</text:p>
          </table:table-cell>
          <table:table-cell office:value-type="float" office:value="0.00238641648645" calcext:value-type="float">
            <text:p>0.00238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30683148125" calcext:value-type="float">
            <text:p>0.9306831481</text:p>
          </table:table-cell>
          <table:table-cell office:value-type="float" office:value="0.00238641648645" calcext:value-type="float">
            <text:p>0.00238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30683148125" calcext:value-type="float">
            <text:p>0.9306831481</text:p>
          </table:table-cell>
          <table:table-cell office:value-type="float" office:value="0.00238641648645" calcext:value-type="float">
            <text:p>0.00238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30683148125" calcext:value-type="float">
            <text:p>0.9306831481</text:p>
          </table:table-cell>
          <table:table-cell office:value-type="float" office:value="0.00238641648645" calcext:value-type="float">
            <text:p>0.00238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30683148125" calcext:value-type="float">
            <text:p>0.9306831481</text:p>
          </table:table-cell>
          <table:table-cell office:value-type="float" office:value="0.00238641648645" calcext:value-type="float">
            <text:p>0.00238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30683148125" calcext:value-type="float">
            <text:p>0.9306831481</text:p>
          </table:table-cell>
          <table:table-cell office:value-type="float" office:value="0.00238641648645" calcext:value-type="float">
            <text:p>0.0023864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4794429806" calcext:value-type="float">
            <text:p>0.9247944298</text:p>
          </table:table-cell>
          <table:table-cell office:value-type="float" office:value="0.00225262437843" calcext:value-type="float">
            <text:p>0.0022526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4794429806" calcext:value-type="float">
            <text:p>0.9247944298</text:p>
          </table:table-cell>
          <table:table-cell office:value-type="float" office:value="0.00225262437843" calcext:value-type="float">
            <text:p>0.0022526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4794429806" calcext:value-type="float">
            <text:p>0.9247944298</text:p>
          </table:table-cell>
          <table:table-cell office:value-type="float" office:value="0.00225262437843" calcext:value-type="float">
            <text:p>0.0022526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4794429806" calcext:value-type="float">
            <text:p>0.9247944298</text:p>
          </table:table-cell>
          <table:table-cell office:value-type="float" office:value="0.00225262437843" calcext:value-type="float">
            <text:p>0.0022526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4794429806" calcext:value-type="float">
            <text:p>0.9247944298</text:p>
          </table:table-cell>
          <table:table-cell office:value-type="float" office:value="0.00225262437843" calcext:value-type="float">
            <text:p>0.0022526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4794429806" calcext:value-type="float">
            <text:p>0.9247944298</text:p>
          </table:table-cell>
          <table:table-cell office:value-type="float" office:value="0.00225262437843" calcext:value-type="float">
            <text:p>0.0022526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3116588366" calcext:value-type="float">
            <text:p>0.9231165884</text:p>
          </table:table-cell>
          <table:table-cell office:value-type="float" office:value="0.00240739227239" calcext:value-type="float">
            <text:p>0.002407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3116588366" calcext:value-type="float">
            <text:p>0.9231165884</text:p>
          </table:table-cell>
          <table:table-cell office:value-type="float" office:value="0.00240739227239" calcext:value-type="float">
            <text:p>0.002407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3116588366" calcext:value-type="float">
            <text:p>0.9231165884</text:p>
          </table:table-cell>
          <table:table-cell office:value-type="float" office:value="0.00240739227239" calcext:value-type="float">
            <text:p>0.002407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3116588366" calcext:value-type="float">
            <text:p>0.9231165884</text:p>
          </table:table-cell>
          <table:table-cell office:value-type="float" office:value="0.00240739227239" calcext:value-type="float">
            <text:p>0.002407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3116588366" calcext:value-type="float">
            <text:p>0.9231165884</text:p>
          </table:table-cell>
          <table:table-cell office:value-type="float" office:value="0.00240739227239" calcext:value-type="float">
            <text:p>0.002407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3116588366" calcext:value-type="float">
            <text:p>0.9231165884</text:p>
          </table:table-cell>
          <table:table-cell office:value-type="float" office:value="0.00240739227239" calcext:value-type="float">
            <text:p>0.0024073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576827271" calcext:value-type="float">
            <text:p>0.9205768273</text:p>
          </table:table-cell>
          <table:table-cell office:value-type="float" office:value="0.00242686914597" calcext:value-type="float">
            <text:p>0.0024268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576827271" calcext:value-type="float">
            <text:p>0.9205768273</text:p>
          </table:table-cell>
          <table:table-cell office:value-type="float" office:value="0.00242686914597" calcext:value-type="float">
            <text:p>0.0024268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576827271" calcext:value-type="float">
            <text:p>0.9205768273</text:p>
          </table:table-cell>
          <table:table-cell office:value-type="float" office:value="0.00242686914597" calcext:value-type="float">
            <text:p>0.0024268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576827271" calcext:value-type="float">
            <text:p>0.9205768273</text:p>
          </table:table-cell>
          <table:table-cell office:value-type="float" office:value="0.00242686914597" calcext:value-type="float">
            <text:p>0.0024268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576827271" calcext:value-type="float">
            <text:p>0.9205768273</text:p>
          </table:table-cell>
          <table:table-cell office:value-type="float" office:value="0.00242686914597" calcext:value-type="float">
            <text:p>0.0024268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20576827271" calcext:value-type="float">
            <text:p>0.9205768273</text:p>
          </table:table-cell>
          <table:table-cell office:value-type="float" office:value="0.00242686914597" calcext:value-type="float">
            <text:p>0.0024268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913067796" calcext:value-type="float">
            <text:p>0.919130678</text:p>
          </table:table-cell>
          <table:table-cell office:value-type="float" office:value="0.00182767996843" calcext:value-type="float">
            <text:p>0.00182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6827813743" calcext:value-type="float">
            <text:p>0.9168278137</text:p>
          </table:table-cell>
          <table:table-cell office:value-type="float" office:value="0.00222643647621" calcext:value-type="float">
            <text:p>0.0022264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6827813743" calcext:value-type="float">
            <text:p>0.9168278137</text:p>
          </table:table-cell>
          <table:table-cell office:value-type="float" office:value="0.00222643647621" calcext:value-type="float">
            <text:p>0.0022264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6827813743" calcext:value-type="float">
            <text:p>0.9168278137</text:p>
          </table:table-cell>
          <table:table-cell office:value-type="float" office:value="0.00222643647621" calcext:value-type="float">
            <text:p>0.0022264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all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6827813743" calcext:value-type="float">
            <text:p>0.9168278137</text:p>
          </table:table-cell>
          <table:table-cell office:value-type="float" office:value="0.00222643647621" calcext:value-type="float">
            <text:p>0.0022264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6827813743" calcext:value-type="float">
            <text:p>0.9168278137</text:p>
          </table:table-cell>
          <table:table-cell office:value-type="float" office:value="0.00222643647621" calcext:value-type="float">
            <text:p>0.0022264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916827813743" calcext:value-type="float">
            <text:p>0.9168278137</text:p>
          </table:table-cell>
          <table:table-cell office:value-type="float" office:value="0.00222643647621" calcext:value-type="float">
            <text:p>0.00222643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d_tre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shapes>
          <draw:frame draw:z-index="0" draw:style-name="gr1" draw:text-style-name="P1" svg:width="6.2941in" svg:height="4.2874in" svg:x="7.0854in" svg:y="0.7531in">
            <draw:object draw:notify-on-update-of-ranges="Sheet2.C8:Sheet2.C8 Sheet2.A1:Sheet2.A1 Sheet2.C2:Sheet2.C5 Sheet2.C1:Sheet2.C1 Sheet2.A2:Sheet2.A5 Sheet2.C9:Sheet2.C12 Sheet2.A9:Sheet2.A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mean_score</text:p>
          </table:table-cell>
          <table:table-cell office:value-type="string" calcext:value-type="string">
            <text:p>std dev score</text:p>
          </table:table-cell>
          <table:table-cell office:value-type="string" calcext:value-type="string">
            <text:p>peso=uniforme,algo=ball_tree,leaf=size=20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<text:s/>leaf_size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<text:s/>p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6324557" calcext:value-type="float">
            <text:p>0.9390632456</text:p>
          </table:table-cell>
          <table:table-cell office:value-type="float" office:value="0.00119802125871" calcext:value-type="float">
            <text:p>0.0011980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ean_score</text:p>
          </table:table-cell>
          <table:table-cell office:value-type="string" calcext:value-type="string">
            <text:p>std dev score</text:p>
          </table:table-cell>
          <table:table-cell office:value-type="string" calcext:value-type="string">
            <text:p>peso=uniforme,algo=ball_tree,leaf=size=30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<text:s/>leaf_size</text:p>
          </table:table-cell>
          <table:table-cell office:value-type="string" calcext:value-type="string">
            <text:p><text:s/>algorithm</text:p>
          </table:table-cell>
          <table:table-cell office:value-type="string" calcext:value-type="string">
            <text:p><text:s/>p</text:p>
          </table:table-cell>
        </table:table-row>
        <table:table-row table:style-name="ro1">
          <table:table-cell office:value-type="float" office:value="0.940556513687" calcext:value-type="float">
            <text:p>0.9405565137</text:p>
          </table:table-cell>
          <table:table-cell office:value-type="float" office:value="0.00101833516578" calcext:value-type="float">
            <text:p>0.0010183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933997888" calcext:value-type="float">
            <text:p>0.9493399789</text:p>
          </table:table-cell>
          <table:table-cell office:value-type="float" office:value="0.00200581240742" calcext:value-type="float">
            <text:p>0.0020058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4195063969" calcext:value-type="float">
            <text:p>0.944195064</text:p>
          </table:table-cell>
          <table:table-cell office:value-type="float" office:value="0.00134164472413" calcext:value-type="float">
            <text:p>0.00134164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906324557" calcext:value-type="float">
            <text:p>0.9390632456</text:p>
          </table:table-cell>
          <table:table-cell office:value-type="float" office:value="0.00119802125871" calcext:value-type="float">
            <text:p>0.0011980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for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ll_tre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G9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20:34:31.452408452</dc:date>
    <meta:document-statistic meta:table-count="2" meta:cell-count="749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10.891cm" xlink:href=".." xlink:type="simple" chart:class="chart:scatter" chart:style-name="ch1">
        <chart:legend svg:x="1.408cm" svg:y="7.497cm" style:legend-expansion="custom" chartooo:width="9.791cm" chartooo:height="1.194cm" style:legend-expansion-aspect-ratio="8.2001675041876" chart:style-name="ch2"/>
        <chart:plot-area chart:style-name="ch3" table:cell-range-address="Sheet2.C8:Sheet2.C8 Sheet2.A1:Sheet2.A5 Sheet2.C1:Sheet2.C5 Sheet2.A9:Sheet2.A12" chart:data-source-has-labels="both" svg:x="0.319cm" svg:y="0.217cm" svg:width="15.35cm" svg:height="10.457cm">
          <chartooo:coordinate-region svg:x="1.408cm" svg:y="0.414cm" svg:width="14.168cm" svg:height="9.617cm"/>
          <chart:axis chart:dimension="x" chart:name="primary-x" chart:style-name="ch4" chartooo:axis-type="auto">
            <chart:categories table:cell-range-address="Sheet2.C8:Sheet2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5" chart:label-cell-address="Sheet2.C1:Sheet2.C1" chart:class="chart:scatter">
            <chart:domain table:cell-range-address="Sheet2.C2:Sheet2.C5"/>
            <chart:data-point chart:repeated="4"/>
          </chart:series>
          <chart:series chart:style-name="ch7" chart:values-cell-range-address="Sheet2.A9:Sheet2.A12" chart:class="chart:scatter">
            <chart:domain table:cell-range-address="Sheet2.C9:Sheet2.C12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eso=uniforme,algo=ball_tree,leaf=size=20</text:p>
                <draw:g>
                  <svg:desc>Sheet2.C1:Sheet2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peso=uniforme,algo=ball_tree,leaf=size=30</text:p>
                <draw:g>
                  <svg:desc>Sheet2.C8:Sheet2.C8</svg:desc>
                </draw:g>
              </table:table-cell>
              <table:table-cell office:value-type="float" office:value="1">
                <text:p>1</text:p>
                <draw:g>
                  <svg:desc>Sheet2.C2:Sheet2.C5</svg:desc>
                </draw:g>
              </table:table-cell>
              <table:table-cell office:value-type="float" office:value="0.940556513687">
                <text:p>0.940556513687</text:p>
                <draw:g>
                  <svg:desc>Sheet2.A2:Sheet2.A5</svg:desc>
                </draw:g>
              </table:table-cell>
              <table:table-cell office:value-type="float" office:value="1">
                <text:p>1</text:p>
                <draw:g>
                  <svg:desc>Sheet2.C9:Sheet2.C12</svg:desc>
                </draw:g>
              </table:table-cell>
              <table:table-cell office:value-type="float" office:value="0.940556513687">
                <text:p>0.940556513687</text:p>
                <draw:g>
                  <svg:desc>Sheet2.A9:Sheet2.A12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94933997888">
                <text:p>0.94933997888</text:p>
              </table:table-cell>
              <table:table-cell office:value-type="float" office:value="2">
                <text:p>2</text:p>
              </table:table-cell>
              <table:table-cell office:value-type="float" office:value="0.94933997888">
                <text:p>0.9493399788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0.944195063969">
                <text:p>0.944195063969</text:p>
              </table:table-cell>
              <table:table-cell office:value-type="float" office:value="4">
                <text:p>4</text:p>
              </table:table-cell>
              <table:table-cell office:value-type="float" office:value="0.944195063969">
                <text:p>0.94419506396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93906324557">
                <text:p>0.93906324557</text:p>
              </table:table-cell>
              <table:table-cell office:value-type="float" office:value="6">
                <text:p>6</text:p>
              </table:table-cell>
              <table:table-cell office:value-type="float" office:value="0.93906324557">
                <text:p>0.939063245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